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383cm" fo:margin-left="0.134cm" fo:margin-right="0.182cm" table:align="margins" style:writing-mode="lr-tb"/>
    </style:style>
    <style:style style:name="Tabelle1.A" style:family="table-column">
      <style:table-column-properties style:column-width="1.799cm" style:rel-column-width="6782*"/>
    </style:style>
    <style:style style:name="Tabelle1.B" style:family="table-column">
      <style:table-column-properties style:column-width="2.461cm" style:rel-column-width="9276*"/>
    </style:style>
    <style:style style:name="Tabelle1.C" style:family="table-column">
      <style:table-column-properties style:column-width="3.069cm" style:rel-column-width="11570*"/>
    </style:style>
    <style:style style:name="Tabelle1.D" style:family="table-column">
      <style:table-column-properties style:column-width="10.054cm" style:rel-column-width="37907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A2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2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3" style:family="table">
      <style:table-properties style:width="15.192cm" fo:margin-left="1.356cm" fo:margin-right="1.15cm" table:align="margins" fo:keep-with-next="always" style:writing-mode="lr-tb"/>
    </style:style>
    <style:style style:name="Tabelle3.A" style:family="table-column">
      <style:table-column-properties style:column-width="6.279cm" style:rel-column-width="3560*"/>
    </style:style>
    <style:style style:name="Tabelle3.B" style:family="table-column">
      <style:table-column-properties style:column-width="3.489cm" style:rel-column-width="1978*"/>
    </style:style>
    <style:style style:name="Tabelle3.C" style:family="table-column">
      <style:table-column-properties style:column-width="5.424cm" style:rel-column-width="3075*"/>
    </style:style>
    <style:style style:name="Tabel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C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192cm" fo:margin-left="1.356cm" fo:margin-right="1.15cm" table:align="margins" fo:keep-with-next="always" style:writing-mode="lr-tb"/>
    </style:style>
    <style:style style:name="Tabelle4.A" style:family="table-column">
      <style:table-column-properties style:column-width="6.279cm" style:rel-column-width="3560*"/>
    </style:style>
    <style:style style:name="Tabelle4.B" style:family="table-column">
      <style:table-column-properties style:column-width="3.489cm" style:rel-column-width="1978*"/>
    </style:style>
    <style:style style:name="Tabelle4.C" style:family="table-column">
      <style:table-column-properties style:column-width="5.424cm" style:rel-column-width="3075*"/>
    </style:style>
    <style:style style:name="Tabelle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C1" style:family="table-cell">
      <style:table-cell-properties fo:background-color="#e6e6e6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5.192cm" fo:margin-left="1.356cm" fo:margin-right="1.15cm" table:align="margins" fo:keep-with-next="always" style:writing-mode="lr-tb"/>
    </style:style>
    <style:style style:name="Tabelle5.A" style:family="table-column">
      <style:table-column-properties style:column-width="6.279cm" style:rel-column-width="3560*"/>
    </style:style>
    <style:style style:name="Tabelle5.B" style:family="table-column">
      <style:table-column-properties style:column-width="3.489cm" style:rel-column-width="1978*"/>
    </style:style>
    <style:style style:name="Tabelle5.C" style:family="table-column">
      <style:table-column-properties style:column-width="5.424cm" style:rel-column-width="3075*"/>
    </style:style>
    <style:style style:name="Tabelle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C1" style:family="table-cell">
      <style:table-cell-properties fo:background-color="#e6e6e6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5.192cm" fo:margin-left="1.356cm" fo:margin-right="1.15cm" table:align="margins" fo:keep-with-next="always" style:writing-mode="lr-tb"/>
    </style:style>
    <style:style style:name="Tabelle6.A" style:family="table-column">
      <style:table-column-properties style:column-width="6.279cm" style:rel-column-width="3560*"/>
    </style:style>
    <style:style style:name="Tabelle6.B" style:family="table-column">
      <style:table-column-properties style:column-width="3.489cm" style:rel-column-width="1978*"/>
    </style:style>
    <style:style style:name="Tabelle6.C" style:family="table-column">
      <style:table-column-properties style:column-width="5.424cm" style:rel-column-width="3075*"/>
    </style:style>
    <style:style style:name="Tabelle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C1" style:family="table-cell">
      <style:table-cell-properties fo:background-color="#e6e6e6" fo:padding="0.097cm" fo:border="0.002cm solid #000000">
        <style:background-image/>
      </style:table-cell-properties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5.192cm" fo:margin-left="1.356cm" fo:margin-right="1.15cm" table:align="margins" fo:keep-with-next="always" style:writing-mode="lr-tb"/>
    </style:style>
    <style:style style:name="Tabelle9.A" style:family="table-column">
      <style:table-column-properties style:column-width="6.279cm" style:rel-column-width="3560*"/>
    </style:style>
    <style:style style:name="Tabelle9.B" style:family="table-column">
      <style:table-column-properties style:column-width="3.489cm" style:rel-column-width="1978*"/>
    </style:style>
    <style:style style:name="Tabelle9.C" style:family="table-column">
      <style:table-column-properties style:column-width="5.424cm" style:rel-column-width="3075*"/>
    </style:style>
    <style:style style:name="Tabelle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9.C1" style:family="table-cell">
      <style:table-cell-properties fo:background-color="#e6e6e6" fo:padding="0.097cm" fo:border="0.002cm solid #000000">
        <style:background-image/>
      </style:table-cell-properties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5.192cm" fo:margin-left="1.356cm" fo:margin-right="1.15cm" table:align="margins" fo:keep-with-next="always" style:writing-mode="lr-tb"/>
    </style:style>
    <style:style style:name="Tabelle10.A" style:family="table-column">
      <style:table-column-properties style:column-width="6.279cm" style:rel-column-width="3560*"/>
    </style:style>
    <style:style style:name="Tabelle10.B" style:family="table-column">
      <style:table-column-properties style:column-width="3.489cm" style:rel-column-width="1978*"/>
    </style:style>
    <style:style style:name="Tabelle10.C" style:family="table-column">
      <style:table-column-properties style:column-width="5.424cm" style:rel-column-width="3075*"/>
    </style:style>
    <style:style style:name="Tabelle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0.C1" style:family="table-cell">
      <style:table-cell-properties fo:background-color="#e6e6e6" fo:padding="0.097cm" fo:border="0.002cm solid #000000">
        <style:background-image/>
      </style:table-cell-properties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3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5" style:family="paragraph" style:parent-style-name="Standard">
      <style:paragraph-properties fo:margin-left="6.001cm" fo:margin-right="0cm" fo:orphans="0" fo:widows="0" fo:hyphenation-ladder-count="no-limit" fo:text-indent="-6.001cm" style:auto-text-indent="false" text:number-lines="false" text:line-number="0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>
        <style:tab-stops>
          <style:tab-stop style:position="8.601cm"/>
          <style:tab-stop style:position="12.102cm"/>
        </style:tab-stops>
      </style:paragraph-properties>
    </style:style>
    <style:style style:name="P17" style:family="paragraph" style:parent-style-name="Standard" style:list-style-name="L1">
      <style:paragraph-properties>
        <style:tab-stops>
          <style:tab-stop style:position="8.601cm"/>
          <style:tab-stop style:position="12.102cm"/>
        </style:tab-stops>
      </style:paragraph-properties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8.601cm"/>
          <style:tab-stop style:position="12.102cm"/>
        </style:tab-stops>
      </style:paragraph-properties>
    </style:style>
    <style:style style:name="P20" style:family="paragraph" style:parent-style-name="Standard">
      <style:paragraph-properties fo:text-align="justify" style:justify-single-word="false"/>
      <style:text-properties style:use-window-font-color="true"/>
    </style:style>
    <style:style style:name="P21" style:family="paragraph" style:parent-style-name="Standard" style:master-page-name="First_20_Page">
      <style:paragraph-properties style:page-number="1"/>
    </style:style>
    <style:style style:name="P22" style:family="paragraph" style:parent-style-name="Standard">
      <style:paragraph-properties fo:margin-top="0cm" fo:margin-bottom="0cm"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-0.026cm" fo:margin-right="0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3.44cm" fo:margin-right="0cm" fo:text-align="justify" style:justify-single-word="false" fo:text-indent="-3.466cm" style:auto-text-indent="false">
        <style:tab-stops/>
      </style:paragraph-properties>
    </style:style>
    <style:style style:name="P25" style:family="paragraph" style:parent-style-name="Standard">
      <style:paragraph-properties fo:margin-left="3.44cm" fo:margin-right="0cm" fo:text-align="start" style:justify-single-word="false" fo:text-indent="-3.466cm" style:auto-text-indent="false">
        <style:tab-stops/>
      </style:paragraph-properties>
    </style:style>
    <style:style style:name="P26" style:family="paragraph" style:parent-style-name="Standard">
      <style:paragraph-properties fo:margin-top="0cm" fo:margin-bottom="0.31cm" fo:text-align="justify" style:justify-single-word="fals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2">
      <style:paragraph-properties fo:background-color="#c0c0c0">
        <style:background-image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31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33" style:family="paragraph" style:parent-style-name="Table_20_Contents_20__28_user_29_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 style:text-rotation-angle="0" style:text-rotation-scale="line-height"/>
    </style:style>
    <style:style style:name="P34" style:family="paragraph" style:parent-style-name="Table_20_Contents_20__28_user_29_">
      <style:paragraph-properties fo:margin-top="0cm" fo:margin-bottom="0cm" fo:text-align="start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Table_20_Contents_20__28_user_29_">
      <style:paragraph-properties fo:margin-top="0cm" fo:margin-bottom="0cm" fo:text-align="start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Table_20_Contents_20__28_user_29_">
      <style:paragraph-properties fo:margin-top="0cm" fo:margin-bottom="0.212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37" style:family="paragraph" style:parent-style-name="Table_20_Contents_20__28_user_29_">
      <style:paragraph-properties fo:margin-top="0cm" fo:margin-bottom="0.212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/>
    </style:style>
    <style:style style:name="P38" style:family="paragraph">
      <style:paragraph-properties fo:text-align="start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Zeichenformat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Zeichenformat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Zeichenformat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checkbox form:name="Markierfeld 3" form:control-implementation="ooo:com.sun.star.form.component.CheckBox" form:id="control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Testspezifikation Hardware- und System-Komponenten<text:reference-mark-end text:name="Titel"/> 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3"><text:span text:style-name="T3">Datum</text:span><text:tab/><text:modification-date style:data-style-name="N36">03.06.2010</text:modification-date></text:p>
      <text:p text:style-name="P15"><text:span text:style-name="T3">Quelle</text:span><text:tab/>Google Code → Dokumente → 04_Test → 04.01_Testspezifikation</text:p>
      <text:p text:style-name="P22"><text:span text:style-name="T3">Autoren</text:span><text:tab/>Norman Nieß</text:p>
      <text:p text:style-name="P13"><text:tab/>Kai Dziembala</text:p>
      <text:p text:style-name="P13"><text:span text:style-name="T3">Version</text:span><text:tab/><text:reference-mark-start text:name="Version"/><text:span text:style-name="Version_20_Char">0.0</text:span><text:reference-mark-end text:name="Version"/></text:p>
      <text:p text:style-name="P13"><text:span text:style-name="T3">Status</text:span><text:tab/>in Bearbeitung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restart-numbering="true" text:start-value="-1"><text:tab/>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4">Bemerkung</text:p>
          </table:table-cell>
        </table:table-row>
        <table:table-row table:style-name="Tabelle1.1">
          <table:table-cell table:style-name="Tabelle1.A2" office:value-type="float" office:value="0">
            <text:p text:style-name="P8">0.0</text:p>
          </table:table-cell>
          <table:table-cell table:style-name="Tabelle1.A2" office:value-type="float" office:value="40212">
            <text:p text:style-name="P10">20.05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Initialisierung der Testspezifikation für die Hardware- und System-Komponenten</text:p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</table:table>
      <text:p text:style-name="Standard"/>
      <text:p text:style-name="P9"/>
      <text:h text:style-name="Heading_20_1" text:outline-level="1"><text:tab/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1">1 <text:s/>Historie<text:tab/>2</text:p>
          <text:p text:style-name="P31">2 <text:s/>Inhaltsverzeichnis<text:tab/>3</text:p>
          <text:p text:style-name="P31">3 <text:s/>Testziele<text:tab/>5</text:p>
          <text:p text:style-name="P31">4 <text:s/>Testfall 1 „Schienennetz, Sensor- und Magnetpositionen“<text:tab/>6</text:p>
          <text:p text:style-name="P32">4.1 <text:s/>Identifikation der Testobjekte<text:tab/>6</text:p>
          <text:p text:style-name="P32">4.2 <text:s/>Check-Liste<text:tab/>6</text:p>
          <text:p text:style-name="P31">5 <text:s/>Testfall 2 „Manuelle Verstellbarkeit der Weichen und Entkoppler“<text:tab/>7</text:p>
          <text:p text:style-name="P32">5.1 <text:s/>Identifikation der Testobjekte<text:tab/>7</text:p>
          <text:p text:style-name="P32">5.2 <text:s/>Check-Liste<text:tab/>7</text:p>
          <text:p text:style-name="P31">6 <text:s/>Testfall 3 „Ferngesteuerte Verstellbarkeit der Weichen und Entkoppler“<text:tab/>8</text:p>
          <text:p text:style-name="P32">6.1 <text:s/>Identifikation der Testobjekte<text:tab/>8</text:p>
          <text:p text:style-name="P32">6.2 <text:s/>Check-Liste<text:tab/>8</text:p>
          <text:p text:style-name="P31">7 <text:s/>Testfall 4 „Ferngesteuertes Fahren der Lokomotiven“<text:tab/>9</text:p>
          <text:p text:style-name="P32">7.1 <text:s/>Identifikation der Testobjekte<text:tab/>9</text:p>
          <text:p text:style-name="P32">7.2 <text:s/>Check-Liste<text:tab/>9</text:p>
          <text:p text:style-name="P31">8 <text:s/>Testfall 5 „Mikrocontroller gesteuerter Fahrbefehl “<text:tab/>10</text:p>
          <text:p text:style-name="P32">8.1 <text:s/>Identifikation der Testobjekte<text:tab/>10</text:p>
          <text:p text:style-name="P32">8.2 <text:s/>Test-Identifikation<text:tab/>10</text:p>
          <text:p text:style-name="P32">8.3 <text:s/>Testfallbeschreibung<text:tab/>10</text:p>
          <text:p text:style-name="P32">8.4 <text:s/>Testskript<text:tab/>10</text:p>
          <text:p text:style-name="P32">8.5 <text:s/>Testreferenz<text:tab/>11</text:p>
          <text:p text:style-name="P32">8.6 <text:s/>Test-Protokoll<text:tab/>11</text:p>
          <text:p text:style-name="P31">9 <text:s/>Testfall 6 „Test des S88-Rückmeldemoduls und der Hall-Sensoren“<text:tab/>12</text:p>
          <text:p text:style-name="P32">9.1 <text:s/>Identifikation der Testobjekte<text:tab/>12</text:p>
          <text:p text:style-name="P32">9.2 <text:s/>Test-Identifikation<text:tab/>12</text:p>
          <text:p text:style-name="P32">9.3 <text:s/>Testfallbeschreibung<text:tab/>12</text:p>
          <text:p text:style-name="P32">9.4 <text:s/>Testskript<text:tab/>12</text:p>
          <text:p text:style-name="P32">9.5 <text:s/>Testreferenz<text:tab/>13</text:p>
          <text:p text:style-name="P32">9.6 <text:s/>Test-Protokoll<text:tab/>13</text:p>
          <text:p text:style-name="P31"><text:soft-page-break/>10 <text:s/>Testfall 7 „Test der Not-Aus-Relais“<text:tab/>14</text:p>
          <text:p text:style-name="P32">10.1 <text:s/>Identifikation der Testobjekte<text:tab/>14</text:p>
          <text:p text:style-name="P32">10.2 <text:s/>Check-Liste<text:tab/>14</text:p>
          <text:p text:style-name="P31">11 <text:s/>Testfall 8 „Position der Lokomotiven und Wagons“<text:tab/>15</text:p>
          <text:p text:style-name="P32"><text:s/>Es ist zu beachten, dass dieser Test vor jedem mikrocontrollergesteuertem Fahrbetrieb durchzuführen ist.<text:tab/>15</text:p>
          <text:p text:style-name="P32">11.1 <text:s/>Identifikation der Testobjekte<text:tab/>15</text:p>
          <text:p text:style-name="P32">11.2 <text:s/>Check-Liste<text:tab/>15</text:p>
          <text:p text:style-name="P31">12 <text:s/>Auswertung<text:tab/>16</text:p>
        </text:index-body>
      </text:table-of-content>
      <text:p text:style-name="P11"/>
      <text:h text:style-name="P27" text:outline-level="1"><text:tab/>Testziele</text:h>
      <text:p text:style-name="P11">Der Test der Hardware- und Systemumgebungs-Komponenten dient der Erfüllung des ersten Haupttestziels, sowie dem Hardware-Anteil des zweiten Haupttestziels, welche aus dem zehnten Kapitel des Testplans stammen.</text:p>
      <text:h text:style-name="Heading_20_1" text:outline-level="1"><text:tab/>Testfall 1 „Schienennetz, Sensor- und Magnetpositionen“</text:h>
      <text:h text:style-name="Heading_20_2" text:outline-level="2"><text:tab/>Identifikation der Testobjekte</text:h>
      <text:p text:style-name="Standard">Es werden folgende Komponenten getestet:</text:p>
      <text:list xml:id="list30606650" text:style-name="L1">
        <text:list-item text:start-value="1">
          <text:p text:style-name="P17">Schienennetz</text:p>
        </text:list-item>
        <text:list-item>
          <text:p text:style-name="P17">Sensoren</text:p>
        </text:list-item>
        <text:list-item>
          <text:p text:style-name="P17">Lokomotiven, Wagons, Magnete</text:p>
        </text:list-item>
      </text:list>
      <text:p text:style-name="P16"/>
      <text:h text:style-name="Heading_20_2" text:outline-level="2"><text:tab/>Check-Liste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33">Was </text:p>
          </table:table-cell>
          <table:table-cell table:style-name="Tabelle3.A1" office:value-type="string">
            <text:p text:style-name="P36">Zustand</text:p>
          </table:table-cell>
          <table:table-cell table:style-name="Tabelle3.C1" office:value-type="string">
            <text:p text:style-name="P36">Bemerkung bei 'niO'</text:p>
          </table:table-cell>
        </table:table-row>
        <table:table-row>
          <table:table-cell table:style-name="Tabelle3.A2" office:value-type="string">
            <text:p text:style-name="P34">Schienennetz laut Abbildung 3 im Kapitel 5.1 des Pflichtenhefts aufgebaut</text:p>
          </table:table-cell>
          <table:table-cell table:style-name="Tabelle3.A2" office:value-type="string">
            <text:p text:style-name="P36"><draw:control text:anchor-type="paragraph" draw:z-index="32" draw:style-name="gr1" draw:text-style-name="P38" svg:width="0.997cm" svg:height="0.486cm" svg:x="0.538cm" svg:y="0.138cm" draw:control="control1"><svg:title>iO</svg:title></draw:control><draw:control text:anchor-type="paragraph" draw:z-index="33" draw:style-name="gr1" draw:text-style-name="P38" svg:width="1.262cm" svg:height="0.486cm" svg:x="1.819cm" svg:y="0.161cm" draw:control="control2"/></text:p>
          </table:table-cell>
          <table:table-cell table:style-name="Tabelle3.C2" office:value-type="string">
            <text:p text:style-name="P36"/>
          </table:table-cell>
        </table:table-row>
        <table:table-row>
          <table:table-cell table:style-name="Tabelle3.A2" office:value-type="string">
            <text:p text:style-name="P35">Position der Sensoren laut Abbildung 3 im Kapitel 5.1 des Pflichtenhefts</text:p>
          </table:table-cell>
          <table:table-cell table:style-name="Tabelle3.A2" office:value-type="string">
            <text:p text:style-name="P37"><draw:control text:anchor-type="paragraph" draw:z-index="34" draw:style-name="gr1" draw:text-style-name="P38" svg:width="0.997cm" svg:height="0.486cm" svg:x="0.538cm" svg:y="0.138cm" draw:control="control3"><svg:title>iO</svg:title></draw:control><draw:control text:anchor-type="paragraph" draw:z-index="35" draw:style-name="gr1" draw:text-style-name="P38" svg:width="1.262cm" svg:height="0.486cm" svg:x="1.819cm" svg:y="0.161cm" draw:control="control4"/></text:p>
          </table:table-cell>
          <table:table-cell table:style-name="Tabelle3.C2" office:value-type="string">
            <text:p text:style-name="P37"/>
          </table:table-cell>
        </table:table-row>
        <table:table-row>
          <table:table-cell table:style-name="Tabelle3.A2" office:value-type="string">
            <text:p text:style-name="P35">Ausstattung der Lokomotiven und Wagons mit Magneten entsprechend dem Kapitel 5.2.1 und 5.2.2 des Pflichtenhefts</text:p>
          </table:table-cell>
          <table:table-cell table:style-name="Tabelle3.A2" office:value-type="string">
            <text:p text:style-name="P37"><draw:control text:anchor-type="paragraph" draw:z-index="36" draw:style-name="gr1" draw:text-style-name="P38" svg:width="0.997cm" svg:height="0.486cm" svg:x="0.538cm" svg:y="0.138cm" draw:control="control5"><svg:title>iO</svg:title></draw:control><draw:control text:anchor-type="paragraph" draw:z-index="37" draw:style-name="gr1" draw:text-style-name="P38" svg:width="1.262cm" svg:height="0.486cm" svg:x="1.819cm" svg:y="0.161cm" draw:control="control6"/></text:p>
          </table:table-cell>
          <table:table-cell table:style-name="Tabelle3.C2" office:value-type="string">
            <text:p text:style-name="P37"/>
          </table:table-cell>
        </table:table-row>
      </table:table>
      <text:p text:style-name="P24"/>
      <text:h text:style-name="P27" text:outline-level="1"><text:tab/>Testfall 2 „Manuelle Verstellbarkeit der Weichen und Entkoppler“</text:h>
      <text:h text:style-name="Heading_20_2" text:outline-level="2"><text:tab/>Identifikation der Testobjekte</text:h>
      <text:p text:style-name="Standard">Es werden folgende Komponenten getestet:</text:p>
      <text:list xml:id="list35695094" text:continue-list="list30606650" text:style-name="L1">
        <text:list-item text:start-value="1">
          <text:p text:style-name="P17">Weichen</text:p>
        </text:list-item>
        <text:list-item>
          <text:p text:style-name="P17">Entkoppler</text:p>
        </text:list-item>
      </text:list>
      <text:p text:style-name="P16"/>
      <text:h text:style-name="Heading_20_2" text:outline-level="2"><text:tab/>Check-Liste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33">Was </text:p>
          </table:table-cell>
          <table:table-cell table:style-name="Tabelle4.A1" office:value-type="string">
            <text:p text:style-name="P36">Zustand</text:p>
          </table:table-cell>
          <table:table-cell table:style-name="Tabelle4.C1" office:value-type="string">
            <text:p text:style-name="P36">Bemerkung bei 'niO'</text:p>
          </table:table-cell>
        </table:table-row>
        <table:table-row>
          <table:table-cell table:style-name="Tabelle4.A2" office:value-type="string">
            <text:p text:style-name="P34">Weiche 'a' lässt sich manuell verstellen</text:p>
          </table:table-cell>
          <table:table-cell table:style-name="Tabelle4.A2" office:value-type="string">
            <text:p text:style-name="P36"><draw:control text:anchor-type="paragraph" draw:z-index="38" draw:style-name="gr1" draw:text-style-name="P38" svg:width="0.997cm" svg:height="0.486cm" svg:x="0.538cm" svg:y="0.138cm" draw:control="control7"><svg:title>iO</svg:title></draw:control><draw:control text:anchor-type="paragraph" draw:z-index="39" draw:style-name="gr1" draw:text-style-name="P38" svg:width="1.262cm" svg:height="0.486cm" svg:x="1.819cm" svg:y="0.161cm" draw:control="control8"/></text:p>
          </table:table-cell>
          <table:table-cell table:style-name="Tabelle4.C2" office:value-type="string">
            <text:p text:style-name="P36"/>
          </table:table-cell>
        </table:table-row>
        <table:table-row>
          <table:table-cell table:style-name="Tabelle4.A2" office:value-type="string">
            <text:p text:style-name="P35">Weiche 'b' lässt sich manuell verstellen</text:p>
          </table:table-cell>
          <table:table-cell table:style-name="Tabelle4.A2" office:value-type="string">
            <text:p text:style-name="P37"><draw:control text:anchor-type="paragraph" draw:z-index="40" draw:style-name="gr1" draw:text-style-name="P38" svg:width="0.997cm" svg:height="0.486cm" svg:x="0.538cm" svg:y="0.138cm" draw:control="control9"><svg:title>iO</svg:title></draw:control><draw:control text:anchor-type="paragraph" draw:z-index="41" draw:style-name="gr1" draw:text-style-name="P38" svg:width="1.262cm" svg:height="0.486cm" svg:x="1.819cm" svg:y="0.161cm" draw:control="control10"/></text:p>
          </table:table-cell>
          <table:table-cell table:style-name="Tabelle4.C2" office:value-type="string">
            <text:p text:style-name="P37"/>
          </table:table-cell>
        </table:table-row>
        <table:table-row>
          <table:table-cell table:style-name="Tabelle4.A2" office:value-type="string">
            <text:p text:style-name="P35">Weiche 'c' lässt sich manuell <text:s/>verstellen</text:p>
          </table:table-cell>
          <table:table-cell table:style-name="Tabelle4.A2" office:value-type="string">
            <text:p text:style-name="P37"><draw:control text:anchor-type="paragraph" draw:z-index="42" draw:style-name="gr1" draw:text-style-name="P38" svg:width="0.997cm" svg:height="0.486cm" svg:x="0.538cm" svg:y="0.138cm" draw:control="control11"><svg:title>iO</svg:title></draw:control><draw:control text:anchor-type="paragraph" draw:z-index="43" draw:style-name="gr1" draw:text-style-name="P38" svg:width="1.262cm" svg:height="0.486cm" svg:x="1.819cm" svg:y="0.161cm" draw:control="control12"/></text:p>
          </table:table-cell>
          <table:table-cell table:style-name="Tabelle4.C2" office:value-type="string">
            <text:p text:style-name="P37"/>
          </table:table-cell>
        </table:table-row>
        <table:table-row>
          <table:table-cell table:style-name="Tabelle4.A2" office:value-type="string">
            <text:p text:style-name="P35">Entkoppler 'E1' lässt sich manuell verstellen</text:p>
          </table:table-cell>
          <table:table-cell table:style-name="Tabelle4.A2" office:value-type="string">
            <text:p text:style-name="P37"><draw:control text:anchor-type="paragraph" draw:z-index="44" draw:style-name="gr1" draw:text-style-name="P38" svg:width="0.997cm" svg:height="0.486cm" svg:x="0.538cm" svg:y="0.138cm" draw:control="control13"><svg:title>iO</svg:title></draw:control><draw:control text:anchor-type="paragraph" draw:z-index="45" draw:style-name="gr1" draw:text-style-name="P38" svg:width="1.262cm" svg:height="0.486cm" svg:x="1.819cm" svg:y="0.161cm" draw:control="control14"/></text:p>
          </table:table-cell>
          <table:table-cell table:style-name="Tabelle4.C2" office:value-type="string">
            <text:p text:style-name="P37"/>
          </table:table-cell>
        </table:table-row>
        <table:table-row>
          <table:table-cell table:style-name="Tabelle4.A2" office:value-type="string">
            <text:p text:style-name="P35">Entkoppler 'E2' lässt sich manuell verstellen</text:p>
          </table:table-cell>
          <table:table-cell table:style-name="Tabelle4.A2" office:value-type="string">
            <text:p text:style-name="P37"><draw:control text:anchor-type="paragraph" draw:z-index="46" draw:style-name="gr1" draw:text-style-name="P38" svg:width="0.997cm" svg:height="0.486cm" svg:x="0.538cm" svg:y="0.138cm" draw:control="control15"><svg:title>iO</svg:title></draw:control><draw:control text:anchor-type="paragraph" draw:z-index="47" draw:style-name="gr1" draw:text-style-name="P38" svg:width="1.262cm" svg:height="0.486cm" svg:x="1.819cm" svg:y="0.161cm" draw:control="control16"/></text:p>
          </table:table-cell>
          <table:table-cell table:style-name="Tabelle4.C2" office:value-type="string">
            <text:p text:style-name="P37"/>
          </table:table-cell>
        </table:table-row>
      </table:table>
      <text:h text:style-name="Heading_20_1" text:outline-level="1"><text:tab/>Testfall 3 „Ferngesteuerte Verstellbarkeit der Weichen und Entkoppler“</text:h>
      <text:h text:style-name="Heading_20_2" text:outline-level="2"><text:tab/>Identifikation der Testobjekte</text:h>
      <text:p text:style-name="Standard">Es werden folgende Komponenten getestet:</text:p>
      <text:list xml:id="list35711934" text:continue-list="list35695094" text:style-name="L1">
        <text:list-item text:start-value="1">
          <text:p text:style-name="P17">Weichen</text:p>
        </text:list-item>
        <text:list-item>
          <text:p text:style-name="P17">Entkoppler</text:p>
        </text:list-item>
        <text:list-item>
          <text:p text:style-name="P17">Multi-Maus</text:p>
        </text:list-item>
        <text:list-item>
          <text:p text:style-name="P17">DCC-Verstärker + Transformator</text:p>
          <text:p text:style-name="P17"/>
        </text:list-item>
      </text:list>
      <text:p text:style-name="P16"/>
      <text:h text:style-name="Heading_20_2" text:outline-level="2"><text:tab/>Check-Liste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33">Was </text:p>
          </table:table-cell>
          <table:table-cell table:style-name="Tabelle5.A1" office:value-type="string">
            <text:p text:style-name="P36">Zustand</text:p>
          </table:table-cell>
          <table:table-cell table:style-name="Tabelle5.C1" office:value-type="string">
            <text:p text:style-name="P36">Bemerkung bei 'niO'</text:p>
          </table:table-cell>
        </table:table-row>
        <table:table-row>
          <table:table-cell table:style-name="Tabelle5.A2" office:value-type="string">
            <text:p text:style-name="P34">Weiche 'a' lässt sich mittels Multi-Maus verstellen</text:p>
          </table:table-cell>
          <table:table-cell table:style-name="Tabelle5.A2" office:value-type="string">
            <text:p text:style-name="P36"><draw:control text:anchor-type="paragraph" draw:z-index="48" draw:style-name="gr1" draw:text-style-name="P38" svg:width="0.997cm" svg:height="0.486cm" svg:x="0.538cm" svg:y="0.138cm" draw:control="control17"><svg:title>iO</svg:title></draw:control><draw:control text:anchor-type="paragraph" draw:z-index="49" draw:style-name="gr1" draw:text-style-name="P38" svg:width="1.262cm" svg:height="0.486cm" svg:x="1.819cm" svg:y="0.161cm" draw:control="control18"/></text:p>
          </table:table-cell>
          <table:table-cell table:style-name="Tabelle5.C2" office:value-type="string">
            <text:p text:style-name="P36"/>
          </table:table-cell>
        </table:table-row>
        <table:table-row>
          <table:table-cell table:style-name="Tabelle5.A2" office:value-type="string">
            <text:p text:style-name="P35">Weiche 'b' lässt sich mittels Multi-Maus verstellen</text:p>
          </table:table-cell>
          <table:table-cell table:style-name="Tabelle5.A2" office:value-type="string">
            <text:p text:style-name="P37"><draw:control text:anchor-type="paragraph" draw:z-index="50" draw:style-name="gr1" draw:text-style-name="P38" svg:width="0.997cm" svg:height="0.486cm" svg:x="0.538cm" svg:y="0.138cm" draw:control="control19"><svg:title>iO</svg:title></draw:control><draw:control text:anchor-type="paragraph" draw:z-index="51" draw:style-name="gr1" draw:text-style-name="P38" svg:width="1.262cm" svg:height="0.486cm" svg:x="1.819cm" svg:y="0.161cm" draw:control="control20"/></text:p>
          </table:table-cell>
          <table:table-cell table:style-name="Tabelle5.C2" office:value-type="string">
            <text:p text:style-name="P37"/>
          </table:table-cell>
        </table:table-row>
        <table:table-row>
          <table:table-cell table:style-name="Tabelle5.A2" office:value-type="string">
            <text:p text:style-name="P35">Weiche 'c' lässt sich mittels Multi- Maus verstellen</text:p>
          </table:table-cell>
          <table:table-cell table:style-name="Tabelle5.A2" office:value-type="string">
            <text:p text:style-name="P37"><draw:control text:anchor-type="paragraph" draw:z-index="52" draw:style-name="gr1" draw:text-style-name="P38" svg:width="0.997cm" svg:height="0.486cm" svg:x="0.538cm" svg:y="0.138cm" draw:control="control21"><svg:title>iO</svg:title></draw:control><draw:control text:anchor-type="paragraph" draw:z-index="53" draw:style-name="gr1" draw:text-style-name="P38" svg:width="1.262cm" svg:height="0.486cm" svg:x="1.819cm" svg:y="0.161cm" draw:control="control22"/></text:p>
          </table:table-cell>
          <table:table-cell table:style-name="Tabelle5.C2" office:value-type="string">
            <text:p text:style-name="P37"/>
          </table:table-cell>
        </table:table-row>
        <table:table-row>
          <table:table-cell table:style-name="Tabelle5.A2" office:value-type="string">
            <text:p text:style-name="P35">Entkoppler 'E1' lässt sich mittels Multi-Maus verstellen</text:p>
          </table:table-cell>
          <table:table-cell table:style-name="Tabelle5.A2" office:value-type="string">
            <text:p text:style-name="P37"><draw:control text:anchor-type="paragraph" draw:z-index="54" draw:style-name="gr1" draw:text-style-name="P38" svg:width="0.997cm" svg:height="0.486cm" svg:x="0.538cm" svg:y="0.138cm" draw:control="control23"><svg:title>iO</svg:title></draw:control><draw:control text:anchor-type="paragraph" draw:z-index="55" draw:style-name="gr1" draw:text-style-name="P38" svg:width="1.262cm" svg:height="0.486cm" svg:x="1.819cm" svg:y="0.161cm" draw:control="control24"/></text:p>
          </table:table-cell>
          <table:table-cell table:style-name="Tabelle5.C2" office:value-type="string">
            <text:p text:style-name="P37"/>
          </table:table-cell>
        </table:table-row>
        <table:table-row>
          <table:table-cell table:style-name="Tabelle5.A2" office:value-type="string">
            <text:p text:style-name="P35">Entkoppler 'E2' lässt sich mittels Multi-Maus verstellen</text:p>
          </table:table-cell>
          <table:table-cell table:style-name="Tabelle5.A2" office:value-type="string">
            <text:p text:style-name="P37"><draw:control text:anchor-type="paragraph" draw:z-index="56" draw:style-name="gr1" draw:text-style-name="P38" svg:width="0.997cm" svg:height="0.486cm" svg:x="0.538cm" svg:y="0.138cm" draw:control="control25"><svg:title>iO</svg:title></draw:control><draw:control text:anchor-type="paragraph" draw:z-index="57" draw:style-name="gr1" draw:text-style-name="P38" svg:width="1.262cm" svg:height="0.486cm" svg:x="1.819cm" svg:y="0.161cm" draw:control="control26"/></text:p>
          </table:table-cell>
          <table:table-cell table:style-name="Tabelle5.C2" office:value-type="string">
            <text:p text:style-name="P37"/>
          </table:table-cell>
        </table:table-row>
      </table:table>
      <text:h text:style-name="Heading_20_1" text:outline-level="1"><text:tab/>Testfall 4 „Ferngesteuertes Fahren der Lokomotiven“</text:h>
      <text:h text:style-name="Heading_20_2" text:outline-level="2"><text:tab/>Identifikation der Testobjekte</text:h>
      <text:p text:style-name="Standard">Es werden folgende Komponenten getestet:</text:p>
      <text:list xml:id="list35702112" text:continue-list="list35711934" text:style-name="L1">
        <text:list-item text:start-value="1">
          <text:p text:style-name="P17">Lokomotive 1 + 2</text:p>
        </text:list-item>
        <text:list-item>
          <text:p text:style-name="P17">Multi-Maus</text:p>
        </text:list-item>
        <text:list-item>
          <text:p text:style-name="P17">DCC-Verstärker + Transformator</text:p>
          <text:p text:style-name="P17"/>
        </text:list-item>
      </text:list>
      <text:h text:style-name="Heading_20_2" text:outline-level="2"><text:tab/>Check-Liste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33">Was </text:p>
          </table:table-cell>
          <table:table-cell table:style-name="Tabelle6.A1" office:value-type="string">
            <text:p text:style-name="P36">Zustand</text:p>
          </table:table-cell>
          <table:table-cell table:style-name="Tabelle6.C1" office:value-type="string">
            <text:p text:style-name="P36">Bemerkung bei 'niO'</text:p>
          </table:table-cell>
        </table:table-row>
        <table:table-row>
          <table:table-cell table:style-name="Tabelle6.A2" office:value-type="string">
            <text:p text:style-name="P34">Fährt Lokomotive 1 vorwärts</text:p>
          </table:table-cell>
          <table:table-cell table:style-name="Tabelle6.A2" office:value-type="string">
            <text:p text:style-name="P36"><draw:control text:anchor-type="paragraph" draw:z-index="58" draw:style-name="gr1" draw:text-style-name="P38" svg:width="0.997cm" svg:height="0.486cm" svg:x="0.538cm" svg:y="0.138cm" draw:control="control27"><svg:title>iO</svg:title></draw:control><draw:control text:anchor-type="paragraph" draw:z-index="59" draw:style-name="gr1" draw:text-style-name="P38" svg:width="1.262cm" svg:height="0.486cm" svg:x="1.819cm" svg:y="0.161cm" draw:control="control28"/></text:p>
          </table:table-cell>
          <table:table-cell table:style-name="Tabelle6.C2" office:value-type="string">
            <text:p text:style-name="P36"/>
          </table:table-cell>
        </table:table-row>
        <table:table-row>
          <table:table-cell table:style-name="Tabelle6.A2" office:value-type="string">
            <text:p text:style-name="P35">Fährt Lokomotive 1 rückwärts</text:p>
          </table:table-cell>
          <table:table-cell table:style-name="Tabelle6.A2" office:value-type="string">
            <text:p text:style-name="P37"><draw:control text:anchor-type="paragraph" draw:z-index="60" draw:style-name="gr1" draw:text-style-name="P38" svg:width="0.997cm" svg:height="0.486cm" svg:x="0.538cm" svg:y="0.138cm" draw:control="control29"><svg:title>iO</svg:title></draw:control><draw:control text:anchor-type="paragraph" draw:z-index="61" draw:style-name="gr1" draw:text-style-name="P38" svg:width="1.262cm" svg:height="0.486cm" svg:x="1.819cm" svg:y="0.161cm" draw:control="control30"/></text:p>
          </table:table-cell>
          <table:table-cell table:style-name="Tabelle6.C2" office:value-type="string">
            <text:p text:style-name="P37"/>
          </table:table-cell>
        </table:table-row>
        <table:table-row>
          <table:table-cell table:style-name="Tabelle6.A2" office:value-type="string">
            <text:p text:style-name="P35">Fährt Lokomotive 2 vorwärts</text:p>
          </table:table-cell>
          <table:table-cell table:style-name="Tabelle6.A2" office:value-type="string">
            <text:p text:style-name="P37"><draw:control text:anchor-type="paragraph" draw:z-index="62" draw:style-name="gr1" draw:text-style-name="P38" svg:width="0.997cm" svg:height="0.486cm" svg:x="0.538cm" svg:y="0.138cm" draw:control="control31"><svg:title>iO</svg:title></draw:control><draw:control text:anchor-type="paragraph" draw:z-index="63" draw:style-name="gr1" draw:text-style-name="P38" svg:width="1.262cm" svg:height="0.486cm" svg:x="1.819cm" svg:y="0.161cm" draw:control="control32"/></text:p>
          </table:table-cell>
          <table:table-cell table:style-name="Tabelle6.C2" office:value-type="string">
            <text:p text:style-name="P37"/>
          </table:table-cell>
        </table:table-row>
        <table:table-row>
          <table:table-cell table:style-name="Tabelle6.A2" office:value-type="string">
            <text:p text:style-name="P35">Fährt Lokomotive 2 rückwärts</text:p>
          </table:table-cell>
          <table:table-cell table:style-name="Tabelle6.A2" office:value-type="string">
            <text:p text:style-name="P37"><draw:control text:anchor-type="paragraph" draw:z-index="64" draw:style-name="gr1" draw:text-style-name="P38" svg:width="0.997cm" svg:height="0.486cm" svg:x="0.538cm" svg:y="0.138cm" draw:control="control33"><svg:title>iO</svg:title></draw:control><draw:control text:anchor-type="paragraph" draw:z-index="65" draw:style-name="gr1" draw:text-style-name="P38" svg:width="1.262cm" svg:height="0.486cm" svg:x="1.819cm" svg:y="0.161cm" draw:control="control34"/></text:p>
          </table:table-cell>
          <table:table-cell table:style-name="Tabelle6.C2" office:value-type="string">
            <text:p text:style-name="P37"/>
          </table:table-cell>
        </table:table-row>
        <table:table-row>
          <table:table-cell table:style-name="Tabelle6.A2" office:value-type="string">
            <text:p text:style-name="P35">Lässt sich </text:p>
          </table:table-cell>
          <table:table-cell table:style-name="Tabelle6.A2" office:value-type="string">
            <text:p text:style-name="P37"><draw:control text:anchor-type="paragraph" draw:z-index="66" draw:style-name="gr1" draw:text-style-name="P38" svg:width="0.997cm" svg:height="0.486cm" svg:x="0.538cm" svg:y="0.138cm" draw:control="control35"><svg:title>iO</svg:title></draw:control><draw:control text:anchor-type="paragraph" draw:z-index="67" draw:style-name="gr1" draw:text-style-name="P38" svg:width="1.262cm" svg:height="0.486cm" svg:x="1.819cm" svg:y="0.161cm" draw:control="control36"/></text:p>
          </table:table-cell>
          <table:table-cell table:style-name="Tabelle6.C2" office:value-type="string">
            <text:p text:style-name="P37"/>
          </table:table-cell>
        </table:table-row>
      </table:table>
      <text:h text:style-name="Heading_20_1" text:outline-level="1"><text:tab/>Testfall 5 „Mikrocontroller gesteuerter Fahrbefehl “</text:h>
      <text:h text:style-name="Heading_20_2" text:outline-level="2"><text:tab/>Identifikation der Testobjekte</text:h>
      <text:list xml:id="list35714851" text:continue-list="list35702112" text:style-name="L1">
        <text:list-item text:start-value="1">
          <text:p text:style-name="P17">Mikrocontroller</text:p>
        </text:list-item>
        <text:list-item>
          <text:p text:style-name="P17">Arduino</text:p>
        </text:list-item>
        <text:list-item>
          <text:p text:style-name="P17">XPressNet-Adapter</text:p>
        </text:list-item>
        <text:list-item>
          <text:p text:style-name="P17">Multi-Maus</text:p>
        </text:list-item>
        <text:list-item>
          <text:p text:style-name="P17">DCC-Verstärker + Transformator</text:p>
        </text:list-item>
        <text:list-item>
          <text:p text:style-name="P17">Lokomotive 1</text:p>
          <text:p text:style-name="P17"/>
        </text:list-item>
      </text:list>
      <text:h text:style-name="P28" text:outline-level="2"><text:tab/>Test-Identifikation</text:h>
      <text:p text:style-name="P24">Testname:<text:tab/>Test_Zurücksetzten-Stoppen</text:p>
      <text:p text:style-name="P23">Verzeichnisse</text:p>
      <text:p text:style-name="P25">Testskripts:<text:tab/>Google Code → Dokumente → 04_Tests → 04.02_Testskript → 04.02.10_SW-Watchdog</text:p>
      <text:p text:style-name="P25">Testprotokolle:<text:tab/>Google Code → Dokumente → 04_Tests → 04.03_Testprotokolle → 04.03.10_SW-Watchdog</text:p>
      <text:p text:style-name="P24"/>
      <text:h text:style-name="Heading_20_2" text:outline-level="2"><text:tab/>Testfallbeschreibung</text:h>
      <text:p text:style-name="P11">Es wird getestet, ob der Timer durch die Funktion 'hello()' zurückgesetzt wird. Desweiteren wird überprüft, ob sich der Timer durch die Funktion 'stopSW()' abschalten lässt.</text:p>
      <text:p text:style-name="P24"/>
      <text:h text:style-name="P28" text:outline-level="2"><text:tab/>Testskript</text:h>
      <text:p text:style-name="P20">***</text:p>
      <text:h text:style-name="P29" text:outline-level="2"><text:tab/>Testreferenz</text:h>
      <text:p text:style-name="P26">***</text:p>
      <text:p text:style-name="P11"/>
      <text:h text:style-name="P28" text:outline-level="2"><text:tab/>Test-Protokoll</text:h>
      <text:p text:style-name="P19">***</text:p>
      <text:h text:style-name="Heading_20_1" text:outline-level="1"><text:tab/>Testfall 6 „Test des S88-Rückmeldemoduls und der Hall-Sensoren“</text:h>
      <text:h text:style-name="Heading_20_2" text:outline-level="2"><text:tab/>Identifikation der Testobjekte</text:h>
      <text:p text:style-name="Standard">Es werden folgende Komponenten getestet:</text:p>
      <text:list xml:id="list35689399" text:continue-list="list35714851" text:style-name="L1">
        <text:list-item text:start-value="1">
          <text:p text:style-name="P17">Mikrocontroller</text:p>
        </text:list-item>
        <text:list-item>
          <text:p text:style-name="P17">S88-Rückmeldemodule</text:p>
        </text:list-item>
        <text:list-item>
          <text:p text:style-name="P17">Hall-Sensoren</text:p>
        </text:list-item>
        <text:list-item>
          <text:p text:style-name="P17">Lokomotive 2</text:p>
          <text:p text:style-name="P17"/>
        </text:list-item>
      </text:list>
      <text:h text:style-name="P28" text:outline-level="2"><text:tab/>Test-Identifikation</text:h>
      <text:p text:style-name="P24">Testname:<text:tab/>Test_Zurücksetzten-Stoppen</text:p>
      <text:p text:style-name="P23">Verzeichnisse</text:p>
      <text:p text:style-name="P25">Testskripts:<text:tab/>Google Code → Dokumente → 04_Tests → 04.02_Testskript → 04.02.10_SW-Watchdog</text:p>
      <text:p text:style-name="P25">Testprotokolle:<text:tab/>Google Code → Dokumente → 04_Tests → 04.03_Testprotokolle → 04.03.10_SW-Watchdog</text:p>
      <text:p text:style-name="P24"/>
      <text:h text:style-name="Heading_20_2" text:outline-level="2"><text:tab/>Testfallbeschreibung</text:h>
      <text:p text:style-name="P11">***</text:p>
      <text:p text:style-name="P24"/>
      <text:h text:style-name="P28" text:outline-level="2"><text:tab/>Testskript</text:h>
      <text:p text:style-name="P20">***</text:p>
      <text:h text:style-name="P29" text:outline-level="2"><text:tab/>Testreferenz</text:h>
      <text:p text:style-name="P26">***</text:p>
      <text:p text:style-name="P11"/>
      <text:h text:style-name="P28" text:outline-level="2"><text:tab/>Test-Protokoll</text:h>
      <text:p text:style-name="P11">***</text:p>
      <text:p text:style-name="Standard"/>
      <text:h text:style-name="Heading_20_1" text:outline-level="1"><text:tab/>Testfall 7 „Test der Not-Aus-Relais“</text:h>
      <text:h text:style-name="Heading_20_2" text:outline-level="2"><text:tab/>Identifikation der Testobjekte</text:h>
      <text:p text:style-name="Standard">Es werden folgende Komponenten getestet:</text:p>
      <text:list xml:id="list35692416" text:continue-list="list35689399" text:style-name="L1">
        <text:list-item text:start-value="1">
          <text:p text:style-name="P17">Not-Aus-Relais</text:p>
          <text:p text:style-name="P17"/>
        </text:list-item>
      </text:list>
      <text:h text:style-name="Heading_20_2" text:outline-level="2"><text:tab/>Check-Liste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33">Was </text:p>
          </table:table-cell>
          <table:table-cell table:style-name="Tabelle9.A1" office:value-type="string">
            <text:p text:style-name="P36">Zustand</text:p>
          </table:table-cell>
          <table:table-cell table:style-name="Tabelle9.C1" office:value-type="string">
            <text:p text:style-name="P36">Bemerkung bei 'niO'</text:p>
          </table:table-cell>
        </table:table-row>
        <table:table-row>
          <table:table-cell table:style-name="Tabelle9.A2" office:value-type="string">
            <text:p text:style-name="P34">Not-Aus-Relais 1 schließt bei angelegter Spannung von 5V</text:p>
          </table:table-cell>
          <table:table-cell table:style-name="Tabelle9.A2" office:value-type="string">
            <text:p text:style-name="P36"><draw:control text:anchor-type="paragraph" draw:z-index="68" draw:style-name="gr1" draw:text-style-name="P38" svg:width="0.997cm" svg:height="0.486cm" svg:x="0.538cm" svg:y="0.138cm" draw:control="control37"><svg:title>iO</svg:title></draw:control><draw:control text:anchor-type="paragraph" draw:z-index="69" draw:style-name="gr1" draw:text-style-name="P38" svg:width="1.262cm" svg:height="0.486cm" svg:x="1.819cm" svg:y="0.161cm" draw:control="control38"/></text:p>
          </table:table-cell>
          <table:table-cell table:style-name="Tabelle9.C2" office:value-type="string">
            <text:p text:style-name="P36"/>
          </table:table-cell>
        </table:table-row>
        <table:table-row>
          <table:table-cell table:style-name="Tabelle9.A2" office:value-type="string">
            <text:p text:style-name="P35">Not-Aus-Relais 1 öffnet bei Wegnahme der Spannung</text:p>
          </table:table-cell>
          <table:table-cell table:style-name="Tabelle9.A2" office:value-type="string">
            <text:p text:style-name="P37"><draw:control text:anchor-type="paragraph" draw:z-index="70" draw:style-name="gr1" draw:text-style-name="P38" svg:width="0.997cm" svg:height="0.486cm" svg:x="0.538cm" svg:y="0.138cm" draw:control="control39"><svg:title>iO</svg:title></draw:control><draw:control text:anchor-type="paragraph" draw:z-index="71" draw:style-name="gr1" draw:text-style-name="P38" svg:width="1.262cm" svg:height="0.486cm" svg:x="1.819cm" svg:y="0.161cm" draw:control="control40"/></text:p>
          </table:table-cell>
          <table:table-cell table:style-name="Tabelle9.C2" office:value-type="string">
            <text:p text:style-name="P37"/>
          </table:table-cell>
        </table:table-row>
        <table:table-row>
          <table:table-cell table:style-name="Tabelle9.A2" office:value-type="string">
            <text:p text:style-name="P34">Not-Aus-Relais 2 schließt bei angelegter Spannung von 5V</text:p>
          </table:table-cell>
          <table:table-cell table:style-name="Tabelle9.A2" office:value-type="string">
            <text:p text:style-name="P37"><draw:control text:anchor-type="paragraph" draw:z-index="72" draw:style-name="gr1" draw:text-style-name="P38" svg:width="0.997cm" svg:height="0.486cm" svg:x="0.538cm" svg:y="0.138cm" draw:control="control41"><svg:title>iO</svg:title></draw:control><draw:control text:anchor-type="paragraph" draw:z-index="73" draw:style-name="gr1" draw:text-style-name="P38" svg:width="1.262cm" svg:height="0.486cm" svg:x="1.819cm" svg:y="0.161cm" draw:control="control42"/></text:p>
          </table:table-cell>
          <table:table-cell table:style-name="Tabelle9.C2" office:value-type="string">
            <text:p text:style-name="P37"/>
          </table:table-cell>
        </table:table-row>
        <table:table-row>
          <table:table-cell table:style-name="Tabelle9.A2" office:value-type="string">
            <text:p text:style-name="P35">Not-Aus-Relais 2 öffnet bei Wegnahme der Spannung</text:p>
          </table:table-cell>
          <table:table-cell table:style-name="Tabelle9.A2" office:value-type="string">
            <text:p text:style-name="P37"><draw:control text:anchor-type="paragraph" draw:z-index="74" draw:style-name="gr1" draw:text-style-name="P38" svg:width="0.997cm" svg:height="0.486cm" svg:x="0.538cm" svg:y="0.138cm" draw:control="control43"><svg:title>iO</svg:title></draw:control><draw:control text:anchor-type="paragraph" draw:z-index="75" draw:style-name="gr1" draw:text-style-name="P38" svg:width="1.262cm" svg:height="0.486cm" svg:x="1.819cm" svg:y="0.161cm" draw:control="control44"/></text:p>
          </table:table-cell>
          <table:table-cell table:style-name="Tabelle9.C2" office:value-type="string">
            <text:p text:style-name="P37"/>
          </table:table-cell>
        </table:table-row>
      </table:table>
      <text:h text:style-name="Heading_20_1" text:outline-level="1"><text:tab/>Testfall 8 „Position der Lokomotiven und Wagons“</text:h>
      <text:h text:style-name="P30" text:outline-level="2" text:is-list-header="true">Es ist zu beachten, dass dieser Test vor jedem mikrocontrollergesteuertem Fahrbetrieb durchzuführen ist.</text:h>
      <text:h text:style-name="Heading_20_2" text:outline-level="2"><text:tab/>Identifikation der Testobjekte</text:h>
      <text:p text:style-name="Standard">Es werden folgende Komponenten getestet:</text:p>
      <text:list xml:id="list35697376" text:continue-list="list35692416" text:style-name="L1">
        <text:list-item text:start-value="1">
          <text:p text:style-name="P17">Lokomotiven</text:p>
        </text:list-item>
        <text:list-item>
          <text:p text:style-name="P17">Wagons</text:p>
          <text:p text:style-name="P17"/>
        </text:list-item>
      </text:list>
      <text:h text:style-name="Heading_20_2" text:outline-level="2"><text:tab/>Check-Liste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3">Was </text:p>
          </table:table-cell>
          <table:table-cell table:style-name="Tabelle10.A1" office:value-type="string">
            <text:p text:style-name="P36">Zustand</text:p>
          </table:table-cell>
          <table:table-cell table:style-name="Tabelle10.C1" office:value-type="string">
            <text:p text:style-name="P36">Bemerkung bei 'niO'</text:p>
          </table:table-cell>
        </table:table-row>
        <table:table-row>
          <table:table-cell table:style-name="Tabelle10.A2" office:value-type="string">
            <text:p text:style-name="P34">Position Lokomotive 1 ist auf Gleisabschnitt 7, Fahrtrichtung entgegen dem Uhrzeigersinn</text:p>
          </table:table-cell>
          <table:table-cell table:style-name="Tabelle10.A2" office:value-type="string">
            <text:p text:style-name="P36"><draw:control text:anchor-type="paragraph" draw:z-index="76" draw:style-name="gr1" draw:text-style-name="P38" svg:width="0.997cm" svg:height="0.486cm" svg:x="0.538cm" svg:y="0.138cm" draw:control="control45"><svg:title>iO</svg:title></draw:control><draw:control text:anchor-type="paragraph" draw:z-index="77" draw:style-name="gr1" draw:text-style-name="P38" svg:width="1.262cm" svg:height="0.486cm" svg:x="1.819cm" svg:y="0.161cm" draw:control="control46"/></text:p>
          </table:table-cell>
          <table:table-cell table:style-name="Tabelle10.C2" office:value-type="string">
            <text:p text:style-name="P36"/>
          </table:table-cell>
        </table:table-row>
        <table:table-row>
          <table:table-cell table:style-name="Tabelle10.A2" office:value-type="string">
            <text:p text:style-name="P35">Position Lokomotive 2 ist auf Gleisabschnitt 8, Fahrtrichtung entgegen dem Uhrzeigersinn</text:p>
          </table:table-cell>
          <table:table-cell table:style-name="Tabelle10.A2" office:value-type="string">
            <text:p text:style-name="P37"><draw:control text:anchor-type="paragraph" draw:z-index="78" draw:style-name="gr1" draw:text-style-name="P38" svg:width="0.997cm" svg:height="0.486cm" svg:x="0.538cm" svg:y="0.138cm" draw:control="control47"><svg:title>iO</svg:title></draw:control><draw:control text:anchor-type="paragraph" draw:z-index="79" draw:style-name="gr1" draw:text-style-name="P38" svg:width="1.262cm" svg:height="0.486cm" svg:x="1.819cm" svg:y="0.161cm" draw:control="control48"/></text:p>
          </table:table-cell>
          <table:table-cell table:style-name="Tabelle10.C2" office:value-type="string">
            <text:p text:style-name="P37"/>
          </table:table-cell>
        </table:table-row>
        <table:table-row>
          <table:table-cell table:style-name="Tabelle10.A2" office:value-type="string">
            <text:p text:style-name="P35">Personenwagon 1 an Lokomotive 1 gekoppelt</text:p>
          </table:table-cell>
          <table:table-cell table:style-name="Tabelle10.A2" office:value-type="string">
            <text:p text:style-name="P37"><draw:control text:anchor-type="paragraph" draw:z-index="80" draw:style-name="gr1" draw:text-style-name="P38" svg:width="0.997cm" svg:height="0.486cm" svg:x="0.538cm" svg:y="0.138cm" draw:control="control49"><svg:title>iO</svg:title></draw:control><draw:control text:anchor-type="paragraph" draw:z-index="81" draw:style-name="gr1" draw:text-style-name="P38" svg:width="1.262cm" svg:height="0.486cm" svg:x="1.819cm" svg:y="0.161cm" draw:control="control50"/></text:p>
          </table:table-cell>
          <table:table-cell table:style-name="Tabelle10.C2" office:value-type="string">
            <text:p text:style-name="P37"/>
          </table:table-cell>
        </table:table-row>
        <table:table-row>
          <table:table-cell table:style-name="Tabelle10.A2" office:value-type="string">
            <text:p text:style-name="P35">Personenwagon 2 an Personenwagon 1 gekoppelt</text:p>
          </table:table-cell>
          <table:table-cell table:style-name="Tabelle10.A2" office:value-type="string">
            <text:p text:style-name="P37"><draw:control text:anchor-type="paragraph" draw:z-index="82" draw:style-name="gr1" draw:text-style-name="P38" svg:width="0.997cm" svg:height="0.486cm" svg:x="0.538cm" svg:y="0.138cm" draw:control="control51"><svg:title>iO</svg:title></draw:control><draw:control text:anchor-type="paragraph" draw:z-index="83" draw:style-name="gr1" draw:text-style-name="P38" svg:width="1.262cm" svg:height="0.486cm" svg:x="1.819cm" svg:y="0.161cm" draw:control="control52"/></text:p>
          </table:table-cell>
          <table:table-cell table:style-name="Tabelle10.C2" office:value-type="string">
            <text:p text:style-name="P37"/>
          </table:table-cell>
        </table:table-row>
        <table:table-row>
          <table:table-cell table:style-name="Tabelle10.A2" office:value-type="string">
            <text:p text:style-name="P35">Position Güterwagon 'schwarz' ist auf Gleisabschnitt 2</text:p>
          </table:table-cell>
          <table:table-cell table:style-name="Tabelle10.A2" office:value-type="string">
            <text:p text:style-name="P37"><draw:control text:anchor-type="paragraph" draw:z-index="84" draw:style-name="gr1" draw:text-style-name="P38" svg:width="0.997cm" svg:height="0.486cm" svg:x="0.538cm" svg:y="0.138cm" draw:control="control53"><svg:title>iO</svg:title></draw:control><draw:control text:anchor-type="paragraph" draw:z-index="85" draw:style-name="gr1" draw:text-style-name="P38" svg:width="1.262cm" svg:height="0.486cm" svg:x="1.819cm" svg:y="0.161cm" draw:control="control54"/></text:p>
          </table:table-cell>
          <table:table-cell table:style-name="Tabelle10.C2" office:value-type="string">
            <text:p text:style-name="P37"/>
          </table:table-cell>
        </table:table-row>
        <table:table-row>
          <table:table-cell table:style-name="Tabelle10.A2" office:value-type="string">
            <text:p text:style-name="P35">Position Güterwagon 'rot' ist auf Gleisabschnitt 2 und an Güterwagon 'schwarz' gekoppelt</text:p>
          </table:table-cell>
          <table:table-cell table:style-name="Tabelle10.A2" office:value-type="string">
            <text:p text:style-name="P37"><draw:control text:anchor-type="paragraph" draw:z-index="86" draw:style-name="gr1" draw:text-style-name="P38" svg:width="0.997cm" svg:height="0.486cm" svg:x="0.538cm" svg:y="0.138cm" draw:control="control55"><svg:title>iO</svg:title></draw:control><draw:control text:anchor-type="paragraph" draw:z-index="87" draw:style-name="gr1" draw:text-style-name="P38" svg:width="1.262cm" svg:height="0.486cm" svg:x="1.819cm" svg:y="0.161cm" draw:control="control56"/></text:p>
          </table:table-cell>
          <table:table-cell table:style-name="Tabelle10.C2" office:value-type="string">
            <text:p text:style-name="P37"/>
          </table:table-cell>
        </table:table-row>
        <table:table-row>
          <table:table-cell table:style-name="Tabelle10.A2" office:value-type="string">
            <text:p text:style-name="P35">Position Güterwagon 'braun' ist auf Gleisabschnitt 2 und an Güterwagon 'rot' gekoppelt</text:p>
          </table:table-cell>
          <table:table-cell table:style-name="Tabelle10.A2" office:value-type="string">
            <text:p text:style-name="P37"><draw:control text:anchor-type="paragraph" draw:z-index="88" draw:style-name="gr1" draw:text-style-name="P38" svg:width="0.997cm" svg:height="0.486cm" svg:x="0.538cm" svg:y="0.138cm" draw:control="control57"><svg:title>iO</svg:title></draw:control><draw:control text:anchor-type="paragraph" draw:z-index="89" draw:style-name="gr1" draw:text-style-name="P38" svg:width="1.262cm" svg:height="0.486cm" svg:x="1.819cm" svg:y="0.161cm" draw:control="control58"/></text:p>
          </table:table-cell>
          <table:table-cell table:style-name="Tabelle10.C2" office:value-type="string">
            <text:p text:style-name="P37"/>
          </table:table-cell>
        </table:table-row>
      </table:table>
      <text:h text:style-name="Heading_20_1" text:outline-level="1"><text:s/>Auswertung</text:h>
      <text:p text:style-name="P12">wird nach Testdurchführung erstel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left="1.249cm" fo:margin-right="0cm" fo:margin-top="0cm" fo:margin-bottom="0.423cm" fo:text-indent="-1.249cm" style:auto-text-indent="false" style:page-number="auto" fo:break-before="page" fo:background-color="transparent" style:shadow="none" fo:keep-with-next="always">
        <style:tab-stops>
          <style:tab-stop style:position="0.75cm"/>
          <style:tab-stop style:position="6.05cm"/>
          <style:tab-stop style:position="8.601cm"/>
          <style:tab-stop style:position="12.102cm"/>
        </style:tab-stops>
        <style:background-image/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keep-together="always" fo:text-indent="0cm" style:auto-text-indent="false" fo:keep-with-next="always">
        <style:tab-stops>
          <style:tab-stop style:position="1.251cm"/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 style:vertical-align="baseline"/>
      <style:text-properties style:letter-kerning="true" fo:hyphenate="false" fo:hyphenation-remain-char-count="2" fo:hyphenation-push-char-count="2"/>
    </style:style>
    <style:style style:name="Table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Testspezifikation Hardware-Komponenten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 Auswertung</text:chapter></text:p>
              </table:table-cell>
            </table:table-row>
          </table:table-header-rows>
        </table:table>
        <text:p text:style-name="MP4"><draw:frame draw:style-name="Mfr1" draw:name="Rahmen9" text:anchor-type="char" svg:x="0cm" svg:y="4.501cm" svg:width="17.701cm" svg:height="0.4cm" draw:z-index="5"><draw:text-box><text:p text:style-name="MP5"><text:s/></text:p><text:p text:style-name="MP5">„</text:p></draw:text-box></draw:frame></text:p>
      </style:header>
      <style:footer>
        <text:p text:style-name="Footer"><draw:frame draw:style-name="Mfr1" draw:name="Rahmen8" text:anchor-type="char" svg:x="0cm" svg:y="27.303cm" svg:width="17.701cm" svg:height="0.4cm" draw:z-index="27"><draw:text-box><text:p text:style-name="MP6"/></draw:text-box></draw:frame><text:tab/>Version <text:span text:style-name="MT1"><text:reference-ref text:reference-format="text" text:ref-name="Version">0.0</text:reference-ref></text:span> vom <text:modification-date style:data-style-name="N36">03.06.2010</text:modification-date><text:tab/>Seite <text:page-number text:select-page="current">16</text:page-number>/<text:page-count style:num-format="1">16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span text:style-name="MT1"><text:reference-ref text:reference-format="text" text:ref-name="Titel">Testspezifikation Hardware-Komponenten</text:reference-ref></text:span><draw:frame draw:style-name="Mfr1" draw:name="Rahmen11" text:anchor-type="char" svg:x="0cm" svg:y="4.501cm" svg:width="17.701cm" svg:height="0.4cm" draw:z-index="30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10" text:anchor-type="char" svg:x="0cm" svg:y="27.303cm" svg:width="17.701cm" svg:height="0.4cm" draw:z-index="31"><draw:text-box><text:p text:style-name="MP6"/></draw:text-box></draw:frame><text:tab/>Version <text:span text:style-name="MT1"><text:reference-ref text:reference-format="text" text:ref-name="Version">0.0</text:reference-ref></text:span> vom <text:modification-date style:data-style-name="N36">03.06.2010</text:modification-date><text:tab/>Seite <text:page-number text:select-page="current">16</text:page-number>/<text:page-count style:num-format="1"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odul-Design</dc:title>
    <dc:subject>Sichere Eisenbahnsteuerung</dc:subject>
    <meta:initial-creator>Norman Nieß</meta:initial-creator>
    <meta:creation-date>2010-04-21T17:30:24.76</meta:creation-date>
    <meta:editing-cycles>22</meta:editing-cycles>
    <meta:editing-duration>PT20H00M15S</meta:editing-duration>
    <dc:date>2010-06-03T15:58:42.51</dc:date>
    <dc:creator>Kai Dziembala</dc:creator>
    <meta:document-statistic meta:table-count="8" meta:image-count="0" meta:object-count="0" meta:page-count="16" meta:paragraph-count="194" meta:word-count="871" meta:character-count="6360"/>
    <meta:user-defined meta:name="Info 1"/>
    <meta:user-defined meta:name="Info 2"/>
    <meta:user-defined meta:name="Info 3"/>
    <meta:user-defined meta:name="Info 4"/>
  </office:meta>
</office:document-meta>
</file>